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It had taken its sweet time, but the sun finally poked its head over the horizon. <text:span text:style-name="T1">Well, not like I’m one to talk. </text:span>She was all too familiar with the struggle of getting up in the morning. So, as its rays lazily crossed over from the east and made their way to her house,</text:p>
      <text:p text:style-name="Normal">“Good morning,” she said, “good job waking up.”</text:p>
      <text:p text:style-name="Normal">She’d been waiting for it, but she kept that to herself to avoid putting needless pressure on it; rather than fresh, the air on the balcony was straight up cold. But, she had taken care of wearing a warm sweater over her pyjamas, not to mention the muffler she’d wrapped around herself and the knit cap covering her head. Plus, she had grown used to the temperature by now. However, this did have an unforeseen consequence.</text:p>
      <text:p text:style-name="Normal">“Brr!”</text:p>
      <text:p text:style-name="Normal">When the sunlight finally touched her face, she shivered a little. She was counting on its warmth, <text:span text:style-name="T1">but I guess you’re not fully awake yet. </text:span>Perhaps, like everyone else, the sun needed a cup of coffee before it could function properly. Not that she actually understood —or, for that matter, shared— that need. She’d tried coffee once, but it was so incredibly bitter she couldn’t help but wonder, <text:span text:style-name="T1">do people really drink this? </text:span>Ever since then, she hadn’t bothered drinking it again.</text:p>
      <text:p text:style-name="Normal">So, when she extended her two hands and asked the sun</text:p>
      <text:p text:style-name="Normal">“Want a sip?”</text:p>
      <text:p text:style-name="Normal">It wasn’t coffee she was offering, it was hot chocolate. In-between her hands was her favourite mug, and from her favourite mug rose a small, steady steam. Since the sun showed no sign of wanting to drink,</text:p>
      <text:p text:style-name="Normal">“*Sip*” she decided to do so herself.</text:p>
      <text:p text:style-name="Normal">“Haah... Dawn tastes sweet, toda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ᵕ—<text:span text:style-name="T1">‸</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